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efa3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07a9720" style:font-name-asian="Microsoft YaHei" style:font-size-asian="10.5pt" style:font-style-asian="normal" style:font-name-complex="Mangal" style:font-size-complex="12pt" style:font-style-complex="normal"/>
    </style:style>
    <style:style style:name="P21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22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f02b65" style:font-style-asian="normal" style:font-style-complex="normal"/>
    </style:style>
    <style:style style:name="T7" style:family="text">
      <style:text-properties fo:font-style="normal" officeooo:rsid="02f1b8e6" style:font-style-asian="normal" style:font-style-complex="normal"/>
    </style:style>
    <style:style style:name="T8" style:family="text">
      <style:text-properties fo:font-weight="normal" officeooo:rsid="00200229" style:font-weight-asian="normal" style:font-weight-complex="normal"/>
    </style:style>
    <style:style style:name="T9" style:family="text">
      <style:text-properties fo:font-weight="normal" officeooo:rsid="00dc0706" style:font-weight-asian="normal" style:font-weight-complex="normal"/>
    </style:style>
    <style:style style:name="T10" style:family="text">
      <style:text-properties fo:font-weight="normal" officeooo:rsid="02f37a4b" style:font-weight-asian="normal" style:font-weight-complex="normal"/>
    </style:style>
    <style:style style:name="T11" style:family="text">
      <style:text-properties fo:font-weight="normal" officeooo:rsid="02f52549" style:font-weight-asian="normal" style:font-weight-complex="normal"/>
    </style:style>
    <style:style style:name="T12" style:family="text">
      <style:text-properties fo:font-weight="normal" officeooo:rsid="02f57689" style:font-weight-asian="normal" style:font-weight-complex="normal"/>
    </style:style>
    <style:style style:name="T13" style:family="text">
      <style:text-properties fo:font-weight="normal" officeooo:rsid="02f6a316" style:font-weight-asian="normal" style:font-weight-complex="normal"/>
    </style:style>
    <style:style style:name="T14" style:family="text">
      <style:text-properties fo:font-weight="normal" officeooo:rsid="02f83cb8" style:font-weight-asian="normal" style:font-weight-complex="normal"/>
    </style:style>
    <style:style style:name="T15" style:family="text">
      <style:text-properties fo:font-weight="normal" officeooo:rsid="02f97870" style:font-weight-asian="normal" style:font-weight-complex="normal"/>
    </style:style>
    <style:style style:name="T16" style:family="text">
      <style:text-properties fo:font-weight="normal" officeooo:rsid="02f9cd4f" style:font-weight-asian="normal" style:font-weight-complex="normal"/>
    </style:style>
    <style:style style:name="T17" style:family="text">
      <style:text-properties fo:font-weight="normal" officeooo:rsid="02f9e40a" style:font-weight-asian="normal" style:font-weight-complex="normal"/>
    </style:style>
    <style:style style:name="T18" style:family="text">
      <style:text-properties fo:font-weight="normal" officeooo:rsid="02fc10b9" style:font-weight-asian="normal" style:font-weight-complex="normal"/>
    </style:style>
    <style:style style:name="T19" style:family="text">
      <style:text-properties fo:font-weight="normal" officeooo:rsid="03008318" style:font-weight-asian="normal" style:font-weight-complex="normal"/>
    </style:style>
    <style:style style:name="T20" style:family="text">
      <style:text-properties fo:font-weight="normal" officeooo:rsid="0300a4ef" style:font-weight-asian="normal" style:font-weight-complex="normal"/>
    </style:style>
    <style:style style:name="T21" style:family="text">
      <style:text-properties fo:font-weight="normal" officeooo:rsid="03012983" style:font-weight-asian="normal" style:font-weight-complex="normal"/>
    </style:style>
    <style:style style:name="T22" style:family="text">
      <style:text-properties fo:font-weight="normal" officeooo:rsid="03015cdf" style:font-weight-asian="normal" style:font-weight-complex="normal"/>
    </style:style>
    <style:style style:name="T23" style:family="text">
      <style:text-properties fo:font-weight="normal" officeooo:rsid="03027162" style:font-weight-asian="normal" style:font-weight-complex="normal"/>
    </style:style>
    <style:style style:name="T24" style:family="text">
      <style:text-properties fo:font-weight="normal" officeooo:rsid="0302c731" style:font-weight-asian="normal" style:font-weight-complex="normal"/>
    </style:style>
    <style:style style:name="T25" style:family="text">
      <style:text-properties fo:font-weight="normal" officeooo:rsid="03034016" style:font-weight-asian="normal" style:font-weight-complex="normal"/>
    </style:style>
    <style:style style:name="T26" style:family="text">
      <style:text-properties officeooo:rsid="00d8d60e"/>
    </style:style>
    <style:style style:name="T27" style:family="text">
      <style:text-properties officeooo:rsid="00dc0706"/>
    </style:style>
    <style:style style:name="T28" style:family="text">
      <style:text-properties officeooo:rsid="00de0b27"/>
    </style:style>
    <style:style style:name="T29" style:family="text">
      <style:text-properties officeooo:rsid="0283ca25"/>
    </style:style>
    <style:style style:name="T30" style:family="text">
      <style:text-properties officeooo:rsid="02863d0e"/>
    </style:style>
    <style:style style:name="T31" style:family="text">
      <style:text-properties officeooo:rsid="028674ed"/>
    </style:style>
    <style:style style:name="T32" style:family="text">
      <style:text-properties fo:font-style="italic" officeooo:rsid="02f1b8e6" style:font-style-asian="italic" style:font-style-complex="italic"/>
    </style:style>
    <style:style style:name="T33" style:family="text">
      <style:text-properties fo:font-style="italic" officeooo:rsid="0286f9ac" style:font-style-asian="italic" style:font-style-complex="italic"/>
    </style:style>
    <style:style style:name="T34" style:family="text">
      <style:text-properties fo:font-style="italic" fo:font-weight="normal" officeooo:rsid="02f6a316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2f57689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2f679f5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2f83cb8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2f97870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2fc10b9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300831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3012983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3015cdf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302c731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3034016" style:font-style-asian="italic" style:font-weight-asian="normal" style:font-style-complex="italic" style:font-weight-complex="normal"/>
    </style:style>
    <style:style style:name="T45" style:family="text">
      <style:text-properties officeooo:rsid="02efa3f5"/>
    </style:style>
    <style:style style:name="T46" style:family="text">
      <style:text-properties fo:font-weight="bold" officeooo:rsid="007a9720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19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<text:span text:style-name="T45">2</text:span>: <text:span text:style-name="T45">VIEWING 3D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26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29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<text:span text:style-name="T45">2</text:span>: <text:span text:style-name="T45">VIEWING 3D</text:span></text:p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9">Documento</text:span><text:span text:style-name="T8"> entregue como requisito </text:span>do <text:span text:style-name="T27">primeiro projeto</text:span> da disciplina <text:span text:style-name="T30">Computação Gráfica</text:span>.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SÃO CARLOS</text:p>
      <text:p text:style-name="P13">201<text:span text:style-name="T31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díce</text:p>
          </text:index-title>
          <text:p text:style-name="P18"><text:a xlink:type="simple" xlink:href="#__RefHeading___Toc501_285129065" text:style-name="Index_20_Link" text:visited-style-name="Index_20_Link">1 Introdução<text:tab/>4</text:a></text:p>
          <text:p text:style-name="P18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21" text:outline-level="1"/>
      <text:h text:style-name="P22" text:outline-level="1"><text:bookmark-start text:name="__RefHeading___Toc501_285129065"/>1 <text:span text:style-name="T28">Introdução</text:span><text:bookmark-end text:name="__RefHeading___Toc501_285129065"/></text:h>
      <text:p text:style-name="P16"><text:tab/><text:span text:style-name="T3">O presente documento tem como objetivo apresentar o processo de desenvolvimento do </text:span><text:span text:style-name="T6">segundo</text:span><text:span text:style-name="T3"> projeto da disciplina de computação gráfica, no qual tem a finalidade em realizar transformações </text:span><text:span text:style-name="T7">(perspectiva e</text:span><text:span text:style-name="T32"> viewing</text:span><text:span text:style-name="T7">)</text:span><text:span text:style-name="T33"> </text:span><text:span text:style-name="T3">em um objeto, </text:span><text:span text:style-name="T4">utilizando a API gráfica OpenGL, </text:span><text:span text:style-name="T5">a biblioteca GLFW, juntamente com a linguagem de programação C++, </text:span><text:span text:style-name="T7">a fim de visualizar um objeto de três dimensões em um plano de duas dimensões. </text:span></text:p>
      <text:h text:style-name="P23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17"><text:span text:style-name="T46"><text:tab/></text:span><text:span text:style-name="T10">Nesta parrte</text:span><text:span text:style-name="T11"> foi necessário adicionar algumas classes </text:span><text:span text:style-name="T12">(</text:span><text:span text:style-name="T35">Camera</text:span><text:span text:style-name="T12">, </text:span><text:span text:style-name="T35">Point</text:span><text:span text:style-name="T12">, </text:span><text:span text:style-name="T35">Vec3D</text:span><text:span text:style-name="T12">, </text:span><text:span text:style-name="T36">Vertex3D</text:span><text:span text:style-name="T12">)</text:span><text:span text:style-name="T11"> ao projeto, de forma a facilitar o desenvolvimento, a depuração e a manutenabilidade.</text:span></text:p>
      <text:p text:style-name="P17"><text:span text:style-name="T11"><text:tab/></text:span><text:span text:style-name="T13">A classe </text:span><text:span text:style-name="T34">Camera</text:span><text:span text:style-name="T13"> representa uma câmera, </text:span><text:span text:style-name="T14">onde as transformações de </text:span><text:span text:style-name="T37">viewing</text:span><text:span text:style-name="T14"> são feitas. A estrutura da classe mantém um </text:span><text:span text:style-name="T37">array</text:span><text:span text:style-name="T14"> do tipo </text:span><text:span text:style-name="T37">float </text:span><text:span text:style-name="T14">com 16 posições, representando a matriz de transformação que será passada para o </text:span><text:span text:style-name="T37">vertex shader</text:span><text:span text:style-name="T14">.</text:span></text:p>
      <text:p text:style-name="P17"><text:span text:style-name="T14"><text:tab/></text:span><text:span text:style-name="T16">Para fazer cáculo</text:span><text:span text:style-name="T17">s</text:span><text:span text:style-name="T16"> envolvendo ponto</text:span><text:span text:style-name="T17">s</text:span><text:span text:style-name="T16"> do espaço, a</text:span><text:span text:style-name="T15"> class</text:span><text:span text:style-name="T17">e</text:span><text:span text:style-name="T15"> </text:span><text:span text:style-name="T38">Point</text:span><text:span text:style-name="T15"> </text:span><text:span text:style-name="T18">foi desenvolvida para cálculo de vetores e facilitar a comunicação entre as classes </text:span><text:span text:style-name="T39">Camera</text:span><text:span text:style-name="T18">,</text:span><text:span text:style-name="T39"> Point </text:span><text:span text:style-name="T18">e</text:span><text:span text:style-name="T39"> Vec3D</text:span><text:span text:style-name="T18">, </text:span><text:span text:style-name="T19">sendo que a estrutura utilizada para tal representação é um </text:span><text:span text:style-name="T40">array</text:span><text:span text:style-name="T19"> do tipo </text:span><text:span text:style-name="T40">float</text:span><text:span text:style-name="T19"> de tamanho 3 </text:span><text:span text:style-name="T20">(representando as coordenadas do ponto, x y e z)</text:span><text:span text:style-name="T19">.</text:span></text:p>
      <text:p text:style-name="P17"><text:span text:style-name="T19"><text:tab/></text:span><text:span text:style-name="T21">Utilizado pela classe </text:span><text:span text:style-name="T41">Camera</text:span><text:span text:style-name="T21"> para representar os vetores associados à rotação no processo de transformação de coordenadas do mundo para as coordenadas da câmera, </text:span><text:span text:style-name="T22">a classe </text:span><text:span text:style-name="T42">Vec3D</text:span><text:span text:style-name="T22"> representa um vetor no espaço. Nesta classe, há métodos relacionados ao produto vetorial, produto por escalar, normalização de vetores, </text:span><text:span text:style-name="T23">utilizados na implementação da aplicação.</text:span></text:p>
      <text:p text:style-name="P17"><text:span text:style-name="T23"><text:tab/></text:span><text:span text:style-name="T24">O modelo tridimensional descrito em um arquivo cuja extensão é .obj, é lido pela função </text:span><text:span text:style-name="T43">load_obj</text:span><text:span text:style-name="T24">. Basta passar o parâmetro do nome do arquivo a ser lido, e onde será armazenado as coordenadas dos vértices, da textura e dos vetores normais. </text:span><text:span text:style-name="T25">Essa função de utiliza da classe </text:span><text:span text:style-name="T44">Vertex3D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5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5-19T14:23:00.037558342</dc:date>
    <meta:editing-duration>PT19H23M40S</meta:editing-duration>
    <meta:editing-cycles>695</meta:editing-cycles>
    <meta:generator>LibreOffice/6.2.3.2$Linux_X86_64 LibreOffice_project/20$Build-2</meta:generator>
    <meta:document-statistic meta:table-count="0" meta:image-count="0" meta:object-count="0" meta:page-count="5" meta:paragraph-count="23" meta:word-count="332" meta:character-count="2116" meta:non-whitespace-character-count="1799"/>
  </office:meta>
</office:document-meta>
</file>